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wymiary">
      <style:table-properties table:display="true" style:writing-mode="lr-tb"/>
    </style:style>
    <style:style style:name="ta2" style:family="table" style:master-page-name="PageStyle_5f_braz">
      <style:table-properties table:display="true" style:writing-mode="lr-tb"/>
    </style:style>
    <style:style style:name="ta3" style:family="table" style:master-page-name="PageStyle_5f_stal_20_weglowa">
      <style:table-properties table:display="true" style:writing-mode="lr-tb"/>
    </style:style>
    <style:style style:name="ta4" style:family="table" style:master-page-name="PageStyle_5f_teflon">
      <style:table-properties table:display="true" style:writing-mode="lr-tb"/>
    </style:style>
    <style:style style:name="ta5" style:family="table" style:master-page-name="PageStyle_5f_alu">
      <style:table-properties table:display="true" style:writing-mode="lr-tb"/>
    </style:style>
    <style:style style:name="ta6" style:family="table" style:master-page-name="PageStyle_5f_krazek">
      <style:table-properties table:display="true" style:writing-mode="lr-tb"/>
    </style:style>
    <style:style style:name="ta7" style:family="table" style:master-page-name="PageStyle_5f_buk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wrap-option="wrap"/>
      <style:text-properties style:text-outline="false" fo:language="pl" fo:country="PL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wymiary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>
            <text:p>wymi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oś miedziowate</text:p>
          </table:table-cell>
          <table:table-cell table:style-name="ce2"/>
          <table:table-cell table:style-name="ce2" office:value-type="string" calcext:value-type="string">
            <text:p>lambda^2=</text:p>
          </table:table-cell>
          <table:table-cell table:style-name="ce2"/>
          <table:table-cell table:style-name="ce2" office:value-type="string" calcext:value-type="string">
            <text:p>temp = </text:p>
          </table:table-cell>
          <table:table-cell table:style-name="ce2" office:value-type="float" office:value="35.9" calcext:value-type="float">
            <text:p>35,9</text:p>
          </table:table-cell>
          <table:table-cell table:style-name="ce2" office:value-type="string" calcext:value-type="string">
            <text:p>celc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office:value-type="float" office:value="3.68" calcext:value-type="float">
            <text:p>3,68</text:p>
          </table:table-cell>
          <table:table-cell office:value-type="float" office:value="5.945" calcext:value-type="float">
            <text:p>5,945</text:p>
          </table:table-cell>
          <table:table-cell/>
          <table:table-cell office:value-type="string" calcext:value-type="string">
            <text:p>prostopadłościan</text:p>
          </table:table-cell>
          <table:table-cell table:style-name="ce2"/>
          <table:table-cell table:style-name="ce2" table:formula="of:=(PI()/[.B2])^2+(PI()/[.C2])^2+(PI()/[.D2])^2" office:value-type="float" office:value="1.74482425733596" calcext:value-type="float">
            <text:p>1,7448242573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number-columns-repeated="245"/>
        </table:table-row>
        <table:table-row table:style-name="ro1">
          <table:table-cell table:style-name="ce3" table:number-columns-repeated="6"/>
          <table:table-cell table:number-columns-repeated="25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tefl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005" calcext:value-type="float">
            <text:p>3,005</text:p>
          </table:table-cell>
          <table:table-cell office:value-type="float" office:value="10.995" calcext:value-type="float">
            <text:p>10,995</text:p>
          </table:table-cell>
          <table:table-cell/>
          <table:table-cell office:value-type="string" calcext:value-type="string">
            <text:p>walec</text:p>
          </table:table-cell>
          <table:table-cell table:style-name="ce2"/>
          <table:table-cell table:style-name="ce2" table:formula="of:=(2*2.4/[.C5])^2+(PI()/[.D5])^2" office:value-type="float" office:value="2.63312913359992" calcext:value-type="float">
            <text:p>2,6331291336</text:p>
          </table:table-cell>
          <table:table-cell table:style-name="ce2"/>
          <table:table-cell table:style-name="ce2" table:formula="of:=307.8-273.15" office:value-type="float" office:value="34.65" calcext:value-type="float">
            <text:p>34,65</text:p>
          </table:table-cell>
          <table:table-cell table:number-columns-repeated="246"/>
        </table:table-row>
        <table:table-row table:style-name="ro1">
          <table:table-cell table:style-name="ce3" table:number-columns-repeated="6"/>
          <table:table-cell table:number-columns-repeated="25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u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025" calcext:value-type="float">
            <text:p>3,025</text:p>
          </table:table-cell>
          <table:table-cell office:value-type="float" office:value="6.01" calcext:value-type="float">
            <text:p>6,01</text:p>
          </table:table-cell>
          <table:table-cell/>
          <table:table-cell office:value-type="string" calcext:value-type="string">
            <text:p>walec</text:p>
          </table:table-cell>
          <table:table-cell table:style-name="ce2"/>
          <table:table-cell table:style-name="ce2" table:formula="of:=(2*2.4/[.C8])^2+(PI()/[.D8])^2" office:value-type="float" office:value="2.79110490697072" calcext:value-type="float">
            <text:p>2,791104907</text:p>
          </table:table-cell>
          <table:table-cell table:number-columns-repeated="248"/>
        </table:table-row>
        <table:table-row table:style-name="ro1">
          <table:table-cell table:style-name="ce3" table:number-columns-repeated="6"/>
          <table:table-cell table:number-columns-repeated="250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kulka drewno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float" office:value="5.01" calcext:value-type="float">
            <text:p>5,01</text:p>
          </table:table-cell>
          <table:table-cell/>
          <table:table-cell office:value-type="string" calcext:value-type="string">
            <text:p>kula</text:p>
          </table:table-cell>
          <table:table-cell table:style-name="ce2"/>
          <table:table-cell table:style-name="ce2" table:formula="of:=(2*PI()/[.D11])^2" office:value-type="float" office:value="1.5728390565917" calcext:value-type="float">
            <text:p>1,5728390566</text:p>
          </table:table-cell>
          <table:table-cell table:number-columns-repeated="248"/>
        </table:table-row>
        <table:table-row table:style-name="ro1">
          <table:table-cell table:style-name="ce3" table:number-columns-repeated="6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tal weglowa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office:value-type="float" office:value="5.585" calcext:value-type="float">
            <text:p>5,585</text:p>
          </table:table-cell>
          <table:table-cell office:value-type="float" office:value="5.495" calcext:value-type="float">
            <text:p>5,495</text:p>
          </table:table-cell>
          <table:table-cell/>
          <table:table-cell office:value-type="string" calcext:value-type="string">
            <text:p>prostopadłościan</text:p>
          </table:table-cell>
          <table:table-cell table:style-name="ce2"/>
          <table:table-cell table:style-name="ce2" table:formula="of:=(PI()/[.B14])^2+(PI()/[.C14])^2+(PI()/[.D14])^2" office:value-type="float" office:value="1.42642081269863" calcext:value-type="float">
            <text:p>1,4264208127</text:p>
          </table:table-cell>
          <table:table-cell table:number-columns-repeated="248"/>
        </table:table-row>
        <table:table-row table:style-name="ro1">
          <table:table-cell table:style-name="ce3" table:number-columns-repeated="6"/>
          <table:table-cell table:number-columns-repeated="25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czarny kronzek</text:p>
          </table:table-cell>
          <table:table-cell table:style-name="ce2"/>
          <table:table-cell table:style-name="ce2" table:formula="of:=(2*2.4/[.C17])^2+(PI()/[.D17])^2" office:value-type="float" office:value="1.92868370851134" calcext:value-type="float">
            <text:p>1,9286837085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float" office:value="7.6" calcext:value-type="float">
            <text:p>7,6</text:p>
          </table:table-cell>
          <table:table-cell office:value-type="float" office:value="2.54" calcext:value-type="float">
            <text:p>2,54</text:p>
          </table:table-cell>
          <table:table-cell/>
          <table:table-cell office:value-type="string" calcext:value-type="string">
            <text:p>walec</text:p>
          </table:table-cell>
          <table:table-cell table:number-columns-repeated="250"/>
        </table:table-row>
      </table:table>
      <table:table table:name="braz" table:style-name="ta2" table:print="false">
        <table:table-column table:style-name="co1" table:number-columns-repeated="6" table:default-cell-style-name="ce2"/>
        <table:table-column table:style-name="co1" table:number-columns-repeated="250" table:default-cell-style-name="Default"/>
        <table:table-row table:style-name="ro1">
          <table:table-cell table:formula="of:=[wymiary.B2]*10" office:value-type="float" office:value="36.6" calcext:value-type="float">
            <text:p>36,6</text:p>
          </table:table-cell>
          <table:table-cell table:formula="of:=[wymiary.C2]*10" office:value-type="float" office:value="36.8" calcext:value-type="float">
            <text:p>36,8</text:p>
          </table:table-cell>
          <table:table-cell table:formula="of:=[wymiary.D2]*10" office:value-type="float" office:value="59.45" calcext:value-type="float">
            <text:p>59,4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x=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mm</text:p>
          </table:table-cell>
          <table:table-cell table:number-columns-repeated="248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office:value-type="string" calcext:value-type="string">
            <text:p>lambda =</text:p>
          </table:table-cell>
          <table:table-cell table:formula="of:=(PI()/[.A1])^2+(PI()/[.B1])^2+(PI()/[.C1])^2" office:value-type="float" office:value="0.0174482425733596" calcext:value-type="float">
            <text:p>0,0174482426</text:p>
          </table:table-cell>
          <table:table-cell table:style-name="Default" table:number-columns-repeated="4"/>
          <table:table-cell table:number-columns-repeated="250"/>
        </table:table-row>
        <table:table-row table:style-name="ro1">
          <table:table-cell office:value-type="string" calcext:value-type="string">
            <text:p>dlambda = </text:p>
          </table:table-cell>
          <table:table-cell table:formula="of:=(PI()*2*PI()/[.A1]/[.A1]/[.A1]*[.$G$1])^2" office:value-type="float" office:value="0.0000000016209625071548" calcext:value-type="float">
            <text:p>1,6209625071548E-09</text:p>
          </table:table-cell>
          <table:table-cell table:formula="of:=(PI()*2*PI()/[.B1]/[.B1]/[.B1]*[.$G$1])^2" office:value-type="float" office:value="0.0000000015688180233039" calcext:value-type="float">
            <text:p>1,5688180233039E-09</text:p>
          </table:table-cell>
          <table:table-cell table:formula="of:=(PI()*2*PI()/[.C1]/[.C1]/[.C1]*[.$G$1])^2" office:value-type="float" office:value="0.000000000088256830798798" calcext:value-type="float">
            <text:p>8,8256830798798E-11</text:p>
          </table:table-cell>
          <table:table-cell table:formula="of:=[.B4]+[.C4]+[.D4]" office:value-type="float" office:value="0.0000000032780373612575" calcext:value-type="float">
            <text:p>3,2780373612575E-09</text:p>
          </table:table-cell>
          <table:table-cell table:formula="of:=SQRT([.E4])" office:value-type="float" office:value="0.0000572541471096855" calcext:value-type="float">
            <text:p>5,72541471096855E-05</text:p>
          </table:table-cell>
          <table:table-cell table:number-columns-repeated="250"/>
        </table:table-row>
      </table:table>
      <table:table table:name="stal weglowa" table:style-name="ta3" table:print="false">
        <table:table-column table:style-name="co1" table:number-columns-repeated="6" table:default-cell-style-name="ce2"/>
        <table:table-column table:style-name="co1" table:number-columns-repeated="250" table:default-cell-style-name="Default"/>
        <table:table-row table:style-name="ro1">
          <table:table-cell table:formula="of:=10*3.55" office:value-type="float" office:value="35.5" calcext:value-type="float">
            <text:p>35,5</text:p>
          </table:table-cell>
          <table:table-cell table:formula="of:=10*5.585" office:value-type="float" office:value="55.85" calcext:value-type="float">
            <text:p>55,85</text:p>
          </table:table-cell>
          <table:table-cell table:formula="of:=10*5.495" office:value-type="float" office:value="54.95" calcext:value-type="float">
            <text:p>54,9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x=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mm</text:p>
          </table:table-cell>
          <table:table-cell table:number-columns-repeated="248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office:value-type="string" calcext:value-type="string">
            <text:p>lambda =</text:p>
          </table:table-cell>
          <table:table-cell table:formula="of:=(PI()/[.A1])^2+(PI()/[.B1])^2+(PI()/[.C1])^2" office:value-type="float" office:value="0.0142642081269863" calcext:value-type="float">
            <text:p>0,0142642081</text:p>
          </table:table-cell>
          <table:table-cell table:style-name="Default" table:number-columns-repeated="4"/>
          <table:table-cell table:number-columns-repeated="250"/>
        </table:table-row>
        <table:table-row table:style-name="ro1">
          <table:table-cell office:value-type="string" calcext:value-type="string">
            <text:p>dlambda = </text:p>
          </table:table-cell>
          <table:table-cell table:formula="of:=(PI()*2*PI()/[.A1]/[.A1]/[.A1]*[.$G$1])^2" office:value-type="float" office:value="0.00000000194665667720793" calcext:value-type="float">
            <text:p>1,94665667720793E-09</text:p>
          </table:table-cell>
          <table:table-cell table:formula="of:=(PI()*2*PI()/[.B1]/[.B1]/[.B1]*[.$G$1])^2" office:value-type="float" office:value="0.000000000128386812727474" calcext:value-type="float">
            <text:p>1,28386812727474E-10</text:p>
          </table:table-cell>
          <table:table-cell table:formula="of:=(PI()*2*PI()/[.C1]/[.C1]/[.C1]*[.$G$1])^2" office:value-type="float" office:value="0.000000000141531562586784" calcext:value-type="float">
            <text:p>1,41531562586784E-10</text:p>
          </table:table-cell>
          <table:table-cell table:formula="of:=[.B4]+[.C4]+[.D4]" office:value-type="float" office:value="0.00000000221657505252219" calcext:value-type="float">
            <text:p>2,21657505252219E-09</text:p>
          </table:table-cell>
          <table:table-cell table:formula="of:=SQRT([.E4])" office:value-type="float" office:value="0.0000470805166976977" calcext:value-type="float">
            <text:p>4,70805166976977E-05</text:p>
          </table:table-cell>
          <table:table-cell table:number-columns-repeated="250"/>
        </table:table-row>
      </table:table>
      <table:table table:name="teflon" table:style-name="ta4" table:print="false">
        <table:table-column table:style-name="co1" table:number-columns-repeated="5" table:default-cell-style-name="ce2"/>
        <table:table-column table:style-name="co1" table:number-columns-repeated="251" table:default-cell-style-name="Default"/>
        <table:table-row table:style-name="ro1">
          <table:table-cell table:formula="of:=30.05/2" office:value-type="float" office:value="15.025" calcext:value-type="float">
            <text:p>15,025</text:p>
          </table:table-cell>
          <table:table-cell office:value-type="float" office:value="109.95" calcext:value-type="float">
            <text:p>109,95</text:p>
          </table:table-cell>
          <table:table-cell table:number-columns-repeated="3"/>
          <table:table-cell table:style-name="ce2" office:value-type="string" calcext:value-type="string">
            <text:p>dx=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mm</text:p>
          </table:table-cell>
          <table:table-cell table:number-columns-repeated="248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office:value-type="string" calcext:value-type="string">
            <text:p>lam=</text:p>
          </table:table-cell>
          <table:table-cell table:formula="of:=(2.4/[.A1])^2+(PI()/[.B1])^2" office:value-type="float" office:value="0.0263312913359992" calcext:value-type="float">
            <text:p>0,0263312913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office:value-type="string" calcext:value-type="string">
            <text:p>dl=</text:p>
          </table:table-cell>
          <table:table-cell table:formula="of:=(2.4*2.4*2/[.A1]/[.A1]/[.A1]*[.$G$1])^2" office:value-type="float" office:value="0.000000115350126232929" calcext:value-type="float">
            <text:p>1,15350126232929E-07</text:p>
          </table:table-cell>
          <table:table-cell table:formula="of:=(PI()*2*PI()/[.B1]/[.B1]/[.B1]*[.$G$1])^2" office:value-type="float" office:value="0.00000000000220540360387109" calcext:value-type="float">
            <text:p>2,20540360387109E-12</text:p>
          </table:table-cell>
          <table:table-cell table:formula="of:=[.B4]+[.C4]" office:value-type="float" office:value="0.000000115352331636532" calcext:value-type="float">
            <text:p>1,15352331636532E-07</text:p>
          </table:table-cell>
          <table:table-cell table:formula="of:=SQRT([.D4])" office:value-type="float" office:value="0.000339635586528462" calcext:value-type="float">
            <text:p>0,0003396356</text:p>
          </table:table-cell>
          <table:table-cell table:number-columns-repeated="251"/>
        </table:table-row>
      </table:table>
      <table:table table:name="alu" table:style-name="ta5" table:print="false">
        <table:table-column table:style-name="co1" table:number-columns-repeated="5" table:default-cell-style-name="ce2"/>
        <table:table-column table:style-name="co1" table:number-columns-repeated="251" table:default-cell-style-name="Default"/>
        <table:table-row table:style-name="ro1">
          <table:table-cell table:formula="of:=3.025*5" office:value-type="float" office:value="15.125" calcext:value-type="float">
            <text:p>15,125</text:p>
          </table:table-cell>
          <table:table-cell table:formula="of:=6.01*10" office:value-type="float" office:value="60.1" calcext:value-type="float">
            <text:p>60,1</text:p>
          </table:table-cell>
          <table:table-cell table:number-columns-repeated="3"/>
          <table:table-cell table:style-name="ce2" office:value-type="string" calcext:value-type="string">
            <text:p>dx=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mm</text:p>
          </table:table-cell>
          <table:table-cell table:number-columns-repeated="248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office:value-type="string" calcext:value-type="string">
            <text:p>lam=</text:p>
          </table:table-cell>
          <table:table-cell table:formula="of:=(2.4/[.A1])^2+(PI()/[.B1])^2" office:value-type="float" office:value="0.0279110490697072" calcext:value-type="float">
            <text:p>0,0279110491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office:value-type="string" calcext:value-type="string">
            <text:p>dl=</text:p>
          </table:table-cell>
          <table:table-cell table:formula="of:=(2.4*2.4*2/[.A1]/[.A1]/[.A1]*[.$G$1])^2" office:value-type="float" office:value="0.000000110849224266661" calcext:value-type="float">
            <text:p>1,10849224266661E-07</text:p>
          </table:table-cell>
          <table:table-cell table:formula="of:=(PI()*2*PI()/[.B1]/[.B1]/[.B1]*[.$G$1])^2" office:value-type="float" office:value="0.0000000000826823192393855" calcext:value-type="float">
            <text:p>8,26823192393855E-11</text:p>
          </table:table-cell>
          <table:table-cell table:formula="of:=[.B4]+[.C4]" office:value-type="float" office:value="0.000000110931906585901" calcext:value-type="float">
            <text:p>1,10931906585901E-07</text:p>
          </table:table-cell>
          <table:table-cell table:formula="of:=SQRT([.D4])" office:value-type="float" office:value="0.000333064418072391" calcext:value-type="float">
            <text:p>0,0003330644</text:p>
          </table:table-cell>
          <table:table-cell table:number-columns-repeated="251"/>
        </table:table-row>
      </table:table>
      <table:table table:name="krazek" table:style-name="ta6" table:print="false">
        <table:table-column table:style-name="co1" table:number-columns-repeated="5" table:default-cell-style-name="ce2"/>
        <table:table-column table:style-name="co1" table:number-columns-repeated="251" table:default-cell-style-name="Default"/>
        <table:table-row table:style-name="ro1">
          <table:table-cell table:formula="of:=7.6*5" office:value-type="float" office:value="38" calcext:value-type="float">
            <text:p>38</text:p>
          </table:table-cell>
          <table:table-cell table:formula="of:=2.54*10" office:value-type="float" office:value="25.4" calcext:value-type="float">
            <text:p>25,4</text:p>
          </table:table-cell>
          <table:table-cell table:number-columns-repeated="3"/>
          <table:table-cell table:style-name="ce2" office:value-type="string" calcext:value-type="string">
            <text:p>dx=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mm</text:p>
          </table:table-cell>
          <table:table-cell table:number-columns-repeated="248"/>
        </table:table-row>
        <table:table-row table:style-name="ro3">
          <table:table-cell table:style-name="Default" table:number-columns-repeated="5"/>
          <table:table-cell table:number-columns-repeated="251"/>
        </table:table-row>
        <table:table-row table:style-name="ro1">
          <table:table-cell office:value-type="string" calcext:value-type="string">
            <text:p>lam=</text:p>
          </table:table-cell>
          <table:table-cell table:formula="of:=(2.4/[.A1])^2+(PI()/[.B1])^2" office:value-type="float" office:value="0.0192868370851134" calcext:value-type="float">
            <text:p>0,0192868371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office:value-type="string" calcext:value-type="string">
            <text:p>dl=</text:p>
          </table:table-cell>
          <table:table-cell table:formula="of:=(2.4*2.4*2/[.A1]/[.A1]/[.A1]*[.$G$1])^2" office:value-type="float" office:value="0.000000000440761222007937" calcext:value-type="float">
            <text:p>4,40761222007937E-10</text:p>
          </table:table-cell>
          <table:table-cell table:formula="of:=(PI()*2*PI()/[.B1]/[.B1]/[.B1]*[.$G$1])^2" office:value-type="float" office:value="0.000000014509658212745" calcext:value-type="float">
            <text:p>1,4509658212745E-08</text:p>
          </table:table-cell>
          <table:table-cell table:formula="of:=[.B4]+[.C4]" office:value-type="float" office:value="0.0000000149504194347529" calcext:value-type="float">
            <text:p>0,000000015</text:p>
          </table:table-cell>
          <table:table-cell table:formula="of:=SQRT([.D4])" office:value-type="float" office:value="0.0001222719077906" calcext:value-type="float">
            <text:p>0,0001222719</text:p>
          </table:table-cell>
          <table:table-cell table:number-columns-repeated="251"/>
        </table:table-row>
      </table:table>
      <table:table table:name="buk" table:style-name="ta7" table:print="false">
        <table:table-column table:style-name="co1" table:number-columns-repeated="2" table:default-cell-style-name="ce2"/>
        <table:table-column table:style-name="co1" table:number-columns-repeated="254" table:default-cell-style-name="Default"/>
        <table:table-row table:style-name="ro1">
          <table:table-cell table:formula="of:=5.01*5" office:value-type="float" office:value="25.05" calcext:value-type="float">
            <text:p>25,05</text:p>
          </table:table-cell>
          <table:table-cell/>
          <table:table-cell table:style-name="ce2"/>
          <table:table-cell table:style-name="ce2" office:value-type="float" office:value="0.1" calcext:value-type="float">
            <text:p>0,1</text:p>
          </table:table-cell>
          <table:table-cell table:number-columns-repeated="252"/>
        </table:table-row>
        <table:table-row table:style-name="ro3">
          <table:table-cell table:style-name="Default" table:number-columns-repeated="2"/>
          <table:table-cell table:number-columns-repeated="254"/>
        </table:table-row>
        <table:table-row table:style-name="ro1">
          <table:table-cell office:value-type="string" calcext:value-type="string">
            <text:p>l</text:p>
          </table:table-cell>
          <table:table-cell table:formula="of:=(PI()/[.A1])^2" office:value-type="float" office:value="0.015728390565917" calcext:value-type="float">
            <text:p>0,0157283906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dl=</text:p>
          </table:table-cell>
          <table:table-cell table:formula="of:=2*PI()*PI()/[.A1]/[.A1]/[.A1]*[.D1]" office:value-type="float" office:value="0.000125575972582172" calcext:value-type="float">
            <text:p>0,000125576</text:p>
          </table:table-cell>
          <table:table-cell table:number-columns-repeated="254"/>
        </table:table-row>
      </table:table>
      <table:table table:name="KKK" table:style-name="ta8">
        <office:forms form:automatic-focus="false" form:apply-design-mode="false"/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próbk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delta 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z1</text:p>
          </table:table-cell>
          <table:table-cell office:value-type="string" calcext:value-type="string">
            <text:p>cz2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office:value-type="float" office:value="0.017448" calcext:value-type="float">
            <text:p>0,017448</text:p>
          </table:table-cell>
          <table:table-cell table:style-name="ce4" office:value-type="float" office:value="0.000057" calcext:value-type="float">
            <text:p>5,70E-05</text:p>
          </table:table-cell>
          <table:table-cell office:value-type="float" office:value="0.048608" calcext:value-type="float">
            <text:p>0,048608</text:p>
          </table:table-cell>
          <table:table-cell table:style-name="ce4" office:value-type="float" office:value="0.000036" calcext:value-type="float">
            <text:p>3,60E-05</text:p>
          </table:table-cell>
          <table:table-cell table:formula="of:=[.D2]*[.$C$10]/([.B2]*([.$C$10]-[.D2]))" office:value-type="float" office:value="6.22527557014686" calcext:value-type="float">
            <text:p>6,2252755701</text:p>
          </table:table-cell>
          <table:table-cell table:formula="of:=SQRT([.H2]*[.H2]+[.I2]*[.I2])" office:value-type="float" office:value="0.0419586238628815" calcext:value-type="float">
            <text:p>0,0419586239</text:p>
          </table:table-cell>
          <table:table-cell table:formula="of:=2*[.F2]*[.C2]/[.B2]" office:value-type="float" office:value="0.040674083848965" calcext:value-type="float">
            <text:p>0,0406740838</text:p>
          </table:table-cell>
          <table:table-cell table:formula="of:=[.E2]*[.$C$10]*[.$C$10]/([.B2]*([.$C$10]-[.D2])^2)" office:value-type="float" office:value="0.0103026705040066" calcext:value-type="float">
            <text:p>0,0103026705</text:p>
          </table:table-cell>
        </table:table-row>
        <table:table-row table:style-name="ro2">
          <table:table-cell office:value-type="string" calcext:value-type="string">
            <text:p>teflon</text:p>
          </table:table-cell>
          <table:table-cell office:value-type="float" office:value="0.02633" calcext:value-type="float">
            <text:p>0,02633</text:p>
          </table:table-cell>
          <table:table-cell table:style-name="ce4" office:value-type="float" office:value="0.00034" calcext:value-type="float">
            <text:p>3,40E-04</text:p>
          </table:table-cell>
          <table:table-cell office:value-type="float" office:value="0.0031843" calcext:value-type="float">
            <text:p>0,0031843</text:p>
          </table:table-cell>
          <table:table-cell table:style-name="ce4" office:value-type="float" office:value="0.0000046" calcext:value-type="float">
            <text:p>4,60E-06</text:p>
          </table:table-cell>
          <table:table-cell table:formula="of:=[.D3]*[.$C$10]/([.B3]*([.$C$10]-[.D3]))" office:value-type="float" office:value="0.125479634697651" calcext:value-type="float">
            <text:p>0,1254796347</text:p>
          </table:table-cell>
          <table:table-cell table:formula="of:=SQRT([.H3]*[.H3]+[.I3]*[.I3])" office:value-type="float" office:value="0.00324609671791462" calcext:value-type="float">
            <text:p>0,0032460967</text:p>
          </table:table-cell>
          <table:table-cell table:formula="of:=2*[.F3]*[.C3]/[.B3]" office:value-type="float" office:value="0.00324064381292833" calcext:value-type="float">
            <text:p>0,0032406438</text:p>
          </table:table-cell>
          <table:table-cell table:formula="of:=[.E3]*[.$C$10]*[.$C$10]/([.B3]*([.$C$10]-[.D3])^2)" office:value-type="float" office:value="0.000188073336189421" calcext:value-type="float">
            <text:p>0,0001880733</text:p>
          </table:table-cell>
        </table:table-row>
        <table:table-row table:style-name="ro2">
          <table:table-cell office:value-type="string" calcext:value-type="string">
            <text:p>aluminium</text:p>
          </table:table-cell>
          <table:table-cell office:value-type="float" office:value="0.02791" calcext:value-type="float">
            <text:p>0,02791</text:p>
          </table:table-cell>
          <table:table-cell table:style-name="ce4" office:value-type="float" office:value="0.00033" calcext:value-type="float">
            <text:p>3,30E-04</text:p>
          </table:table-cell>
          <table:table-cell office:value-type="float" office:value="0.08315" calcext:value-type="float">
            <text:p>0,08315</text:p>
          </table:table-cell>
          <table:table-cell table:style-name="ce4" office:value-type="float" office:value="0.00047" calcext:value-type="float">
            <text:p>4,70E-04</text:p>
          </table:table-cell>
          <table:table-cell table:formula="of:=[.D4]*[.$C$10]/([.B4]*([.$C$10]-[.D4]))" office:value-type="float" office:value="54.2674286545113" calcext:value-type="float">
            <text:p>54,2674286545</text:p>
          </table:table-cell>
          <table:table-cell table:formula="of:=SQRT([.H4]*[.H4]+[.I4]*[.I4])" office:value-type="float" office:value="5.73289941579928" calcext:value-type="float">
            <text:p>5,7328994158</text:p>
          </table:table-cell>
          <table:table-cell table:formula="of:=2*[.F4]*[.C4]/[.B4]" office:value-type="float" office:value="1.28328566506548" calcext:value-type="float">
            <text:p>1,2832856651</text:p>
          </table:table-cell>
          <table:table-cell table:formula="of:=[.E4]*[.$C$10]*[.$C$10]/([.B4]*([.$C$10]-[.D4])^2)" office:value-type="float" office:value="5.58742459577838" calcext:value-type="float">
            <text:p>5,5874245958</text:p>
          </table:table-cell>
        </table:table-row>
        <table:table-row table:style-name="ro2">
          <table:table-cell office:value-type="string" calcext:value-type="string">
            <text:p>stal węglowa</text:p>
          </table:table-cell>
          <table:table-cell office:value-type="float" office:value="0.014264" calcext:value-type="float">
            <text:p>0,014264</text:p>
          </table:table-cell>
          <table:table-cell table:style-name="ce4" office:value-type="float" office:value="0.000047" calcext:value-type="float">
            <text:p>4,70E-05</text:p>
          </table:table-cell>
          <table:table-cell office:value-type="float" office:value="0.034766" calcext:value-type="float">
            <text:p>0,034766</text:p>
          </table:table-cell>
          <table:table-cell table:style-name="ce4" office:value-type="float" office:value="0.000068" calcext:value-type="float">
            <text:p>6,80E-05</text:p>
          </table:table-cell>
          <table:table-cell table:formula="of:=[.D5]*[.$C$10]/([.B5]*([.$C$10]-[.D5]))" office:value-type="float" office:value="4.02968824109621" calcext:value-type="float">
            <text:p>4,0296882411</text:p>
          </table:table-cell>
          <table:table-cell table:formula="of:=SQRT([.H5]*[.H5]+[.I5]*[.I5])" office:value-type="float" office:value="0.029580695013043" calcext:value-type="float">
            <text:p>0,029580695</text:p>
          </table:table-cell>
          <table:table-cell table:formula="of:=2*[.F5]*[.C5]/[.B5]" office:value-type="float" office:value="0.0265557133106452" calcext:value-type="float">
            <text:p>0,0265557133</text:p>
          </table:table-cell>
          <table:table-cell table:formula="of:=[.E5]*[.$C$10]*[.$C$10]/([.B5]*([.$C$10]-[.D5])^2)" office:value-type="float" office:value="0.0130311783050302" calcext:value-type="float">
            <text:p>0,0130311783</text:p>
          </table:table-cell>
        </table:table-row>
        <table:table-row table:style-name="ro2">
          <table:table-cell office:value-type="string" calcext:value-type="string">
            <text:p>czarny krążek</text:p>
          </table:table-cell>
          <table:table-cell office:value-type="float" office:value="0.01929" calcext:value-type="float">
            <text:p>0,01929</text:p>
          </table:table-cell>
          <table:table-cell table:style-name="ce4" office:value-type="float" office:value="0.00012" calcext:value-type="float">
            <text:p>1,20E-04</text:p>
          </table:table-cell>
          <table:table-cell office:value-type="float" office:value="0.006443" calcext:value-type="float">
            <text:p>0,006443</text:p>
          </table:table-cell>
          <table:table-cell table:style-name="ce4" office:value-type="float" office:value="0.000025" calcext:value-type="float">
            <text:p>2,50E-05</text:p>
          </table:table-cell>
          <table:table-cell table:formula="of:=[.D6]*[.$C$10]/([.B6]*([.$C$10]-[.D6]))" office:value-type="float" office:value="0.360400291005734" calcext:value-type="float">
            <text:p>0,360400291</text:p>
          </table:table-cell>
          <table:table-cell table:formula="of:=SQRT([.H6]*[.H6]+[.I6]*[.I6])" office:value-type="float" office:value="0.00473106340362065" calcext:value-type="float">
            <text:p>0,0047310634</text:p>
          </table:table-cell>
          <table:table-cell table:formula="of:=2*[.F6]*[.C6]/[.B6]" office:value-type="float" office:value="0.00448398495808068" calcext:value-type="float">
            <text:p>0,004483985</text:p>
          </table:table-cell>
          <table:table-cell table:formula="of:=[.E6]*[.$C$10]*[.$C$10]/([.B6]*([.$C$10]-[.D6])^2)" office:value-type="float" office:value="0.00150892008561911" calcext:value-type="float">
            <text:p>0,0015089201</text:p>
          </table:table-cell>
        </table:table-row>
        <table:table-row table:style-name="ro2">
          <table:table-cell office:value-type="string" calcext:value-type="string">
            <text:p>bukowa kula</text:p>
          </table:table-cell>
          <table:table-cell office:value-type="float" office:value="0.01573" calcext:value-type="float">
            <text:p>0,01573</text:p>
          </table:table-cell>
          <table:table-cell table:style-name="ce4" office:value-type="float" office:value="0.00013" calcext:value-type="float">
            <text:p>1,30E-04</text:p>
          </table:table-cell>
          <table:table-cell office:value-type="float" office:value="0.0038668" calcext:value-type="float">
            <text:p>0,0038668</text:p>
          </table:table-cell>
          <table:table-cell table:style-name="ce4" office:value-type="float" office:value="0.0000053" calcext:value-type="float">
            <text:p>5,30E-06</text:p>
          </table:table-cell>
          <table:table-cell table:formula="of:=[.D7]*[.$C$10]/([.B7]*([.$C$10]-[.D7]))" office:value-type="float" office:value="0.257124102841108" calcext:value-type="float">
            <text:p>0,2571241028</text:p>
          </table:table-cell>
          <table:table-cell table:formula="of:=SQRT([.H7]*[.H7]+[.I7]*[.I7])" office:value-type="float" office:value="0.00426594181555677" calcext:value-type="float">
            <text:p>0,0042659418</text:p>
          </table:table-cell>
          <table:table-cell table:formula="of:=2*[.F7]*[.C7]/[.B7]" office:value-type="float" office:value="0.00424998517092741" calcext:value-type="float">
            <text:p>0,0042499852</text:p>
          </table:table-cell>
          <table:table-cell table:formula="of:=[.E7]*[.$C$10]*[.$C$10]/([.B7]*([.$C$10]-[.D7])^2)" office:value-type="float" office:value="0.000368626668341924" calcext:value-type="float">
            <text:p>0,0003686267</text:p>
          </table:table-cell>
        </table:table-row>
        <table:table-row table:style-name="ro2">
          <table:table-cell table:number-columns-repeated="3"/>
          <table:table-cell table:style-name="ce5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Stała =</text:p>
          </table:table-cell>
          <table:table-cell office:value-type="float" office:value="0.08798" calcext:value-type="float">
            <text:p>0,08798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formula="of:=1/[.B2]*[.B2]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3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3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3P2" style:volatile="true">
      <number:text> </number:text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0P2" style:volatile="true">
      <number:text> </number:text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14:21:39.372095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ymiary" style:display-name="PageStyle_wymi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z" style:display-name="PageStyle_bra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l_20_weglowa" style:display-name="PageStyle_stal weglow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flon" style:display-name="PageStyle_tefl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" style:display-name="PageStyle_al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azek" style:display-name="PageStyle_kraz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k" style:display-name="PageStyle_bu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16:13:10.063542643</dc:date>
    <meta:editing-duration>PT42M51S</meta:editing-duration>
    <meta:editing-cycles>2</meta:editing-cycles>
    <meta:generator>LibreOffice/5.0.3.2$Linux_X86_64 LibreOffice_project/00$Build-2</meta:generator>
    <meta:document-statistic meta:table-count="8" meta:cell-count="189" meta:object-count="0"/>
  </office:meta>
</office:document-meta>
</file>